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fill="solid" draw:fill-color="#b4d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none" draw:fill-color="#99ff6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Dashed_20__28_var_29_" svg:stroke-width="0.051cm" svg:stroke-color="#6666ff" draw:marker-start-width="0.356cm" draw:marker-end-width="0.35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1.645cm"/>
    </style:style>
    <style:style style:name="gr9" style:family="graphic" style:parent-style-name="standard">
      <style:graphic-properties svg:stroke-width="0.051cm" svg:stroke-color="#000000" draw:marker-start-width="0.306cm" draw:marker-end-width="0.30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 style:list-style-name="L2">
      <style:graphic-properties draw:stroke="none" draw:stroke-dash="Dashed_20__28_var_29_" svg:stroke-width="0.051cm" svg:stroke-color="#000000" draw:marker-start-width="0.276cm" draw:marker-end-width="0.276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1" style:family="graphic">
      <style:graphic-properties svg:stroke-width="0.051cm" draw:fill="solid" draw:fill-color="#b4dc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>
      <style:graphic-properties svg:stroke-width="0.051cm" svg:stroke-color="#000000" draw:marker-start-width="0.276cm" draw:marker-end-width="0.276cm" draw:fill="solid" draw:fill-color="#99ff66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>
      <style:graphic-properties svg:stroke-width="0.051cm" svg:stroke-color="#000000" draw:marker-start-width="0.276cm" draw:marker-end-width="0.276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>
      <style:graphic-properties draw:stroke="dash" draw:stroke-dash="Dashed_20__28_var_29_" svg:stroke-width="0.051cm" svg:stroke-color="#6666ff" draw:marker-start-width="0.356cm" draw:marker-end-width="0.35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>
      <style:graphic-properties svg:stroke-width="0.051cm" svg:stroke-color="#000000" draw:marker-start-width="0.276cm" draw:marker-end-width="0.276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2.19cm"/>
    </style:style>
    <style:style style:name="gr18" style:family="graphic">
      <style:graphic-properties svg:stroke-width="0.051cm" svg:stroke-color="#000000" draw:marker-start-width="0.306cm" draw:marker-end-width="0.30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9" style:family="graphic" style:parent-style-name="standard" style:list-style-name="L2">
      <style:graphic-properties draw:stroke="none" draw:stroke-dash="Dashed_20__28_var_29_" svg:stroke-width="0.051cm" svg:stroke-color="#000000" draw:marker-start-width="0.276cm" draw:marker-end-width="0.276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0" style:family="graphic">
      <style:graphic-properties svg:stroke-width="0.051cm" svg:stroke-color="#000000" draw:marker-start-width="0.276cm" draw:marker-end-width="0.276cm" draw:fill="solid" draw:fill-color="#99ff66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 style:list-style-name="L2">
      <style:graphic-properties draw:stroke="none" draw:stroke-dash="Dashed_20__28_var_29_" svg:stroke-width="0.051cm" svg:stroke-color="#000000" draw:marker-start-width="0.276cm" draw:marker-end-width="0.276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4" style:family="graphic">
      <style:graphic-properties svg:stroke-width="0.051cm" svg:stroke-color="#000000" draw:marker-start-width="0.276cm" draw:marker-end-width="0.276cm" draw:fill="none" draw:fill-color="#99ff66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>
      <style:graphic-properties svg:stroke-width="0.051cm" svg:stroke-color="#000000" draw:marker-start-width="0.276cm" draw:marker-end-width="0.276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 style:list-style-name="L2">
      <style:graphic-properties draw:stroke="none" draw:stroke-dash="Dashed_20__28_var_29_" svg:stroke-width="0.051cm" svg:stroke-color="#000000" draw:marker-start-width="0.276cm" draw:marker-end-width="0.276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draw:marker-start-width="0.276cm" draw:marker-end-width="0.276cm" draw:fill="none" fo:min-height="1.335cm"/>
    </style:style>
    <style:style style:name="gr2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0.69cm"/>
    </style:style>
    <style:style style:name="gr29" style:family="graphic" style:parent-style-name="standard" style:list-style-name="L2">
      <style:graphic-properties draw:stroke="none" draw:stroke-dash="Dashed_20__28_var_29_" svg:stroke-width="0.051cm" svg:stroke-color="#000000" draw:marker-start-width="0.276cm" draw:marker-end-width="0.276cm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M Sans 10'" style:font-family-generic="swiss" style:font-pitch="variable" fo:font-size="10pt" style:font-size-asian="10pt" style:font-size-complex="10pt"/>
    </style:style>
    <style:style style:name="P3" style:family="paragraph">
      <style:text-properties fo:font-family="'LM Sans 10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'LM Sans 10'" style:font-family-generic="swiss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'LM Sans 10'" style:font-family-generic="swiss" style:font-pitch="variable"/>
    </style:style>
    <style:style style:name="T2" style:family="text">
      <style:text-properties fo:font-family="'LM Sans 10'" style:font-family-generic="swiss" style:font-pitch="variable" fo:font-weight="bold" style:font-weight-asian="bold" style:font-weight-complex="bold"/>
    </style:style>
    <style:style style:name="T3" style:family="text">
      <style:text-properties fo:font-family="'LM Sans 10'" style:font-family-generic="swiss" style:font-pitch="variable" fo:font-weight="normal" style:font-weight-asian="normal" style:font-weight-complex="normal"/>
    </style:style>
    <style:style style:name="T4" style:family="text">
      <style:text-properties fo:font-family="'LM Sans 10'" style:font-family-generic="swiss" style:font-pitch="variable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family="'LM Sans 10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3.175cm" svg:x="9.398cm" svg:y="8.3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3.8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cm" svg:height="0.662cm" svg:x="0.113cm" svg:y="4.545cm">
          <draw:text-box>
            <text:p text:style-name="P3"><text:span text:style-name="T2">Nominal</text:span></text:p>
          </draw:text-box>
        </draw:frame>
        <draw:frame draw:style-name="gr3" draw:text-style-name="P3" draw:layer="layout" svg:width="3.937cm" svg:height="1.073cm" svg:x="0cm" svg:y="1.524cm">
          <draw:text-box>
            <text:p text:style-name="P3"><text:span text:style-name="T2">Input container</text:span></text:p>
            <text:p text:style-name="P3"><text:span text:style-name="T3">(can't be modified)</text:span></text:p>
          </draw:text-box>
        </draw:frame>
        <draw:custom-shape draw:style-name="gr2" draw:text-style-name="P2" draw:layer="layout" svg:width="0.8cm" svg:height="0.8cm" svg:x="4.6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5.4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8cm" svg:height="0.8cm" svg:x="6.2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7.027cm" svg:y="1.4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7.8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cm" svg:height="0.8cm" svg:x="3.827cm" svg:y="4.398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cm" svg:height="0.8cm" svg:x="4.627cm" svg:y="4.398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5.427cm" svg:y="4.398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6.227cm" svg:y="4.39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cm" svg:height="0.8cm" svg:x="7.027cm" svg:y="4.398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7.827cm" svg:y="4.39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" draw:id="id2" draw:layer="layout" svg:width="5.6cm" svg:height="4cm" svg:x="3.427cm" svg:y="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6.227cm" svg:y1="1.898cm" svg:x2="6.227cm" svg:y2="3.998cm" draw:start-shape="id1" draw:start-glue-point="3" draw:end-shape="id2" svg:d="m6227 1898v2100" svg:viewBox="0 0 1 2101">
          <text:p/>
        </draw:connector>
        <draw:frame draw:style-name="gr3" draw:text-style-name="P5" draw:layer="layout" svg:width="5.6cm" svg:height="0.662cm" svg:x="3.683cm" svg:y="0.481cm">
          <draw:text-box>
            <text:p text:style-name="P5"><text:span text:style-name="T1">Objects (here 6 as example)</text:span></text:p>
          </draw:text-box>
        </draw:frame>
        <draw:frame draw:style-name="gr3" draw:text-style-name="P5" draw:layer="layout" svg:width="2.5cm" svg:height="1.073cm" svg:x="6.327cm" svg:y="2.6cm">
          <draw:text-box>
            <text:p text:style-name="P5"><text:span text:style-name="T1">Shallow</text:span></text:p>
            <text:p text:style-name="P5"><text:span text:style-name="T1">Copies</text:span></text:p>
          </draw:text-box>
        </draw:frame>
        <draw:custom-shape draw:style-name="gr4" draw:text-style-name="P2" draw:layer="layout" svg:width="0.8cm" svg:height="0.8cm" svg:x="3.827cm" svg:y="5.598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4.627cm" svg:y="5.598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5.427cm" svg:y="5.598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cm" svg:height="0.8cm" svg:x="6.227cm" svg:y="5.59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cm" svg:height="0.8cm" svg:x="7.027cm" svg:y="5.598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7.827cm" svg:y="5.59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3.827cm" svg:y="6.798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cm" svg:height="0.8cm" svg:x="4.627cm" svg:y="6.798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5.427cm" svg:y="6.798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cm" svg:height="0.8cm" svg:x="6.227cm" svg:y="6.79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8cm" svg:height="0.8cm" svg:x="7.027cm" svg:y="6.798cm">
          <text:p text:style-name="P2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8cm" svg:height="0.8cm" svg:x="7.827cm" svg:y="6.79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2.794cm" svg:height="1.895cm" svg:x="0.127cm" svg:y="5.842cm">
          <draw:text-box>
            <text:p text:style-name="P5"><text:span text:style-name="T2">Systematic variations</text:span></text:p>
            <text:p text:style-name="P5"><text:span text:style-name="T1">(Here 2 as </text:span></text:p>
            <text:p text:style-name="P5"><text:span text:style-name="T1">example)</text:span></text:p>
          </draw:text-box>
        </draw:frame>
        <draw:custom-shape draw:style-name="gr9" draw:text-style-name="P6" draw:layer="layout" svg:width="0.4cm" svg:height="2.2cm" svg:x="2.727cm" svg:y="5.598cm">
          <text:p/>
          <draw:enhanced-geometry svg:viewBox="0 0 21600 21600" draw:glue-points="21600 0 0 10800 21600 21600" draw:text-areas="13800 ?f9 21600 ?f10" draw:type="left-brace" draw:modifiers="1800 10451.61290322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15.113cm" svg:height="1.123cm" svg:x="9.398cm" svg:y="8.382cm">
          <draw:text-box>
            <text:p text:style-name="P5"><text:span text:style-name="T4">Summary:</text:span></text:p>
            <text:list text:style-name="L2">
              <text:list-item>
                <text:p text:style-name="P5"><text:span text:style-name="T1">Shallow copies are made of the input (for nominal + systematic variations).</text:span></text:p>
              </text:list-item>
            </text:list>
          </draw:text-box>
        </draw:frame>
      </draw:page>
      <draw:page draw:name="page2" draw:style-name="dp1" draw:master-page-name="Default">
        <draw:custom-shape draw:style-name="gr11" draw:text-style-name="P1" draw:layer="Layout" svg:width="14.986cm" svg:height="3.175cm" svg:x="9.398cm" svg:y="8.3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3.8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cm" svg:height="0.662cm" svg:x="0.113cm" svg:y="4.545cm">
          <draw:text-box>
            <text:p text:style-name="P3"><text:span text:style-name="T2">Nominal</text:span></text:p>
          </draw:text-box>
        </draw:frame>
        <draw:frame draw:style-name="gr3" draw:text-style-name="P3" draw:layer="layout" svg:width="3.937cm" svg:height="1.073cm" svg:x="0cm" svg:y="1.524cm">
          <draw:text-box>
            <text:p text:style-name="P3"><text:span text:style-name="T2">Input container</text:span></text:p>
            <text:p text:style-name="P3"><text:span text:style-name="T3">(can't be modified)</text:span></text:p>
          </draw:text-box>
        </draw:frame>
        <draw:custom-shape draw:style-name="gr12" draw:text-style-name="P2" draw:layer="Layout" svg:width="0.8cm" svg:height="0.8cm" svg:x="4.6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5.4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3" draw:id="id3" draw:layer="Layout" svg:width="0.8cm" svg:height="0.8cm" svg:x="6.2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027cm" svg:y="1.4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8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4.3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4.3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4.3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6.227cm" svg:y="4.3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4.3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7.827cm" svg:y="4.3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5" draw:id="id5" draw:layer="layout" svg:width="3.683cm" svg:height="1.073cm" svg:x="0.127cm" svg:y="9.271cm">
          <draw:text-box>
            <text:p text:style-name="P5"><text:span text:style-name="T1">Calibration + Selection applied:</text:span></text:p>
          </draw:text-box>
        </draw:frame>
        <draw:custom-shape draw:style-name="gr15" draw:text-style-name="P2" xml:id="id4" draw:id="id4" draw:layer="Layout" svg:width="5.6cm" svg:height="4cm" svg:x="3.427cm" svg:y="3.998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6.227cm" svg:y1="1.898cm" svg:x2="6.227cm" svg:y2="3.998cm" draw:start-shape="id3" draw:start-glue-point="3" draw:end-shape="id4" svg:d="m6227 1898v2100" svg:viewBox="0 0 1 2101">
          <text:p/>
        </draw:connector>
        <draw:connector draw:style-name="gr7" draw:text-style-name="P4" draw:layer="layout" draw:type="line" svg:x1="1.968cm" svg:y1="9.271cm" svg:x2="3.5cm" svg:y2="8.147cm" draw:start-shape="id5" draw:start-glue-point="0" svg:d="m1968 9271 1532-1124" svg:viewBox="0 0 1533 1125">
          <text:p/>
        </draw:connector>
        <draw:frame draw:style-name="gr3" draw:text-style-name="P5" draw:layer="layout" svg:width="5.6cm" svg:height="0.662cm" svg:x="3.683cm" svg:y="0.481cm">
          <draw:text-box>
            <text:p text:style-name="P5"><text:span text:style-name="T1">Objects (here 6 as example)</text:span></text:p>
          </draw:text-box>
        </draw:frame>
        <draw:frame draw:style-name="gr3" draw:text-style-name="P5" draw:layer="layout" svg:width="2.5cm" svg:height="1.073cm" svg:x="6.327cm" svg:y="2.6cm">
          <draw:text-box>
            <text:p text:style-name="P5"><text:span text:style-name="T1">Shallow</text:span></text:p>
            <text:p text:style-name="P5"><text:span text:style-name="T1">Copies</text:span></text:p>
          </draw:text-box>
        </draw:frame>
        <draw:custom-shape draw:style-name="gr16" draw:text-style-name="P2" draw:layer="Layout" svg:width="0.404cm" svg:height="0.4cm" svg:x="0.231cm" svg:y="11.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5.5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4.627cm" svg:y="5.5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5.5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5.5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5.5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7.827cm" svg:y="5.5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6.7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6.7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6.7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6.7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7" draw:id="id7" draw:layer="Layout" svg:width="0.8cm" svg:height="0.8cm" svg:x="7.027cm" svg:y="6.7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7.827cm" svg:y="6.7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17" draw:text-style-name="P5" xml:id="id6" draw:id="id6" draw:layer="layout" svg:width="5.6cm" svg:height="2.44cm" svg:x="3.842cm" svg:y="9.158cm">
          <draw:text-box>
            <text:p text:style-name="P5"><text:span text:style-name="T1">In this example, object 5 doesn't pass the selection for nominal or any variation – it will not be stored!</text:span></text:p>
          </draw:text-box>
        </draw:frame>
        <draw:frame draw:style-name="gr8" draw:text-style-name="P5" draw:layer="layout" svg:width="2.794cm" svg:height="1.895cm" svg:x="0.127cm" svg:y="5.842cm">
          <draw:text-box>
            <text:p text:style-name="P5"><text:span text:style-name="T2">Systematic variations</text:span></text:p>
            <text:p text:style-name="P5"><text:span text:style-name="T1">(Here 2 as </text:span></text:p>
            <text:p text:style-name="P5"><text:span text:style-name="T1">example)</text:span></text:p>
          </draw:text-box>
        </draw:frame>
        <draw:custom-shape draw:style-name="gr18" draw:text-style-name="P6" draw:layer="Layout" svg:width="0.4cm" svg:height="2.2cm" svg:x="2.727cm" svg:y="5.598cm">
          <text:p/>
          <draw:enhanced-geometry svg:viewBox="0 0 21600 21600" draw:glue-points="21600 0 0 10800 21600 21600" draw:text-areas="13800 ?f9 21600 ?f10" draw:type="left-brace" draw:modifiers="1800 10451.61290322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4" draw:layer="layout" draw:type="curve" svg:x1="6.642cm" svg:y1="9.158cm" svg:x2="7.427cm" svg:y2="7.598cm" draw:start-shape="id6" draw:start-glue-point="0" draw:end-shape="id7" draw:end-glue-point="2" svg:d="m6642 9158c0-1150 785-371 785-1560" svg:viewBox="0 0 786 1561">
          <text:p/>
        </draw:connector>
        <draw:frame draw:style-name="gr19" draw:text-style-name="P5" draw:layer="layout" svg:width="15.113cm" svg:height="1.534cm" svg:x="9.398cm" svg:y="8.382cm">
          <draw:text-box>
            <text:p text:style-name="P5"><text:span text:style-name="T4">Summary:</text:span></text:p>
            <text:list text:style-name="L2">
              <text:list-item>
                <text:p text:style-name="P5"><text:span text:style-name="T1">Shallow copies are made of the input (for nominal + systematic variations).</text:span></text:p>
              </text:list-item>
              <text:list-item>
                <text:p text:style-name="P5"><text:span text:style-name="T1">These are calibrated and the object selection is applied.</text:span></text:p>
              </text:list-item>
            </text:list>
          </draw:text-box>
        </draw:frame>
        <draw:custom-shape draw:style-name="gr20" draw:text-style-name="P2" draw:layer="Layout" svg:width="0.404cm" svg:height="0.4cm" svg:x="0.231cm" svg:y="10.395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2.987cm" svg:height="0.662cm" svg:x="0.635cm" svg:y="10.287cm">
          <draw:text-box>
            <text:p text:style-name="P4"><text:span text:style-name="T5">Pass selection</text:span></text:p>
          </draw:text-box>
        </draw:frame>
        <draw:frame draw:style-name="gr21" draw:text-style-name="P4" draw:layer="layout" svg:width="2.792cm" svg:height="0.662cm" svg:x="0.635cm" svg:y="10.895cm">
          <draw:text-box>
            <text:p text:style-name="P4"><text:span text:style-name="T5">Fail selection</text:span></text:p>
          </draw:text-box>
        </draw:frame>
      </draw:page>
      <draw:page draw:name="page3" draw:style-name="dp1" draw:master-page-name="Default">
        <draw:custom-shape draw:style-name="gr11" draw:text-style-name="P1" draw:layer="Layout" svg:width="14.986cm" svg:height="3.175cm" svg:x="9.398cm" svg:y="8.3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3.8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cm" svg:height="0.662cm" svg:x="0.113cm" svg:y="4.545cm">
          <draw:text-box>
            <text:p text:style-name="P3"><text:span text:style-name="T2">Nominal</text:span></text:p>
          </draw:text-box>
        </draw:frame>
        <draw:frame draw:style-name="gr3" draw:text-style-name="P3" draw:layer="layout" svg:width="3.937cm" svg:height="1.073cm" svg:x="0cm" svg:y="1.524cm">
          <draw:text-box>
            <text:p text:style-name="P3"><text:span text:style-name="T2">Input container</text:span></text:p>
            <text:p text:style-name="P3"><text:span text:style-name="T3">(can't be modified)</text:span></text:p>
          </draw:text-box>
        </draw:frame>
        <draw:custom-shape draw:style-name="gr12" draw:text-style-name="P2" draw:layer="Layout" svg:width="0.8cm" svg:height="0.8cm" svg:x="4.6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5.4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0.8cm" svg:height="0.8cm" svg:x="6.2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027cm" svg:y="1.4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8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4.3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4.3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4.3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6.227cm" svg:y="4.3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4.3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3" draw:id="id13" draw:layer="Layout" svg:width="0.8cm" svg:height="0.8cm" svg:x="7.827cm" svg:y="4.3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10" draw:id="id10" draw:layer="layout" svg:width="3.683cm" svg:height="1.073cm" svg:x="0.127cm" svg:y="9.271cm">
          <draw:text-box>
            <text:p text:style-name="P5"><text:span text:style-name="T1">Calibration + Selection applied:</text:span></text:p>
          </draw:text-box>
        </draw:frame>
        <draw:custom-shape draw:style-name="gr15" draw:text-style-name="P2" xml:id="id9" draw:id="id9" draw:layer="Layout" svg:width="5.6cm" svg:height="4cm" svg:x="3.427cm" svg:y="3.998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6.227cm" svg:y1="1.898cm" svg:x2="6.227cm" svg:y2="3.998cm" draw:start-shape="id8" draw:start-glue-point="3" draw:end-shape="id9" svg:d="m6227 1898v2100" svg:viewBox="0 0 1 2101">
          <text:p/>
        </draw:connector>
        <draw:connector draw:style-name="gr7" draw:text-style-name="P4" draw:layer="layout" draw:type="line" svg:x1="1.968cm" svg:y1="9.271cm" svg:x2="3.5cm" svg:y2="8.147cm" draw:start-shape="id10" draw:start-glue-point="0" svg:d="m1968 9271 1532-1124" svg:viewBox="0 0 1533 1125">
          <text:p/>
        </draw:connector>
        <draw:frame draw:style-name="gr3" draw:text-style-name="P5" draw:layer="layout" svg:width="5.6cm" svg:height="0.662cm" svg:x="3.683cm" svg:y="0.481cm">
          <draw:text-box>
            <text:p text:style-name="P5"><text:span text:style-name="T1">Objects (here 6 as example)</text:span></text:p>
          </draw:text-box>
        </draw:frame>
        <draw:frame draw:style-name="gr3" draw:text-style-name="P5" draw:layer="layout" svg:width="2.5cm" svg:height="1.073cm" svg:x="6.327cm" svg:y="2.6cm">
          <draw:text-box>
            <text:p text:style-name="P5"><text:span text:style-name="T1">Shallow</text:span></text:p>
            <text:p text:style-name="P5"><text:span text:style-name="T1">Copies</text:span></text:p>
          </draw:text-box>
        </draw:frame>
        <draw:custom-shape draw:style-name="gr16" draw:text-style-name="P2" draw:layer="Layout" svg:width="0.404cm" svg:height="0.4cm" svg:x="0.231cm" svg:y="11.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5.5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4.627cm" svg:y="5.5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5.5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5.5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5.5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7.827cm" svg:y="5.5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6.7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6.7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6.7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6.7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2" draw:id="id12" draw:layer="Layout" svg:width="0.8cm" svg:height="0.8cm" svg:x="7.027cm" svg:y="6.7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7.827cm" svg:y="6.7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612cm" svg:height="2.306cm" svg:x="19.939cm" svg:y="1.397cm">
          <draw:text-box>
            <text:p text:style-name="P5"><text:span text:style-name="T2">Nominal output container</text:span><text:span text:style-name="T1"> – new memory allocation for each object. Stored in output xAOD.</text:span></text:p>
          </draw:text-box>
        </draw:frame>
        <draw:custom-shape draw:style-name="gr12" draw:text-style-name="P2" xml:id="id14" draw:id="id14" draw:layer="Layout" svg:width="0.8cm" svg:height="0.8cm" svg:x="14.7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5.5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6.3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7.1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7.9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17" draw:text-style-name="P5" xml:id="id11" draw:id="id11" draw:layer="layout" svg:width="5.6cm" svg:height="2.44cm" svg:x="3.842cm" svg:y="9.158cm">
          <draw:text-box>
            <text:p text:style-name="P5"><text:span text:style-name="T1">In this example, object 5 doesn't pass the selection for nominal or any variation – it will not be stored!</text:span></text:p>
          </draw:text-box>
        </draw:frame>
        <draw:frame draw:style-name="gr8" draw:text-style-name="P5" draw:layer="layout" svg:width="2.794cm" svg:height="1.895cm" svg:x="0.127cm" svg:y="5.842cm">
          <draw:text-box>
            <text:p text:style-name="P5"><text:span text:style-name="T2">Systematic variations</text:span></text:p>
            <text:p text:style-name="P5"><text:span text:style-name="T1">(Here 2 as </text:span></text:p>
            <text:p text:style-name="P5"><text:span text:style-name="T1">example)</text:span></text:p>
          </draw:text-box>
        </draw:frame>
        <draw:custom-shape draw:style-name="gr18" draw:text-style-name="P6" draw:layer="Layout" svg:width="0.4cm" svg:height="2.2cm" svg:x="2.727cm" svg:y="5.598cm">
          <text:p/>
          <draw:enhanced-geometry svg:viewBox="0 0 21600 21600" draw:glue-points="21600 0 0 10800 21600 21600" draw:text-areas="13800 ?f9 21600 ?f10" draw:type="left-brace" draw:modifiers="1800 10451.61290322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4" draw:layer="layout" draw:type="curve" svg:x1="6.642cm" svg:y1="9.158cm" svg:x2="7.427cm" svg:y2="7.598cm" draw:start-shape="id11" draw:start-glue-point="0" draw:end-shape="id12" draw:end-glue-point="2" svg:d="m6642 9158c0-1150 785-371 785-1560" svg:viewBox="0 0 786 1561">
          <text:p/>
        </draw:connector>
        <draw:connector draw:style-name="gr7" draw:text-style-name="P4" draw:layer="layout" draw:type="curve" svg:x1="8.627cm" svg:y1="4.798cm" svg:x2="14.727cm" svg:y2="1.898cm" draw:start-shape="id13" draw:start-glue-point="1" draw:end-shape="id14" draw:end-glue-point="3" svg:d="m8627 4798c4575 0 1525-2900 6100-2900" svg:viewBox="0 0 6101 2901">
          <text:p/>
        </draw:connector>
        <draw:frame draw:style-name="gr3" draw:text-style-name="P5" xml:id="id15" draw:id="id15" draw:layer="layout" svg:width="8.2cm" svg:height="0.662cm" svg:x="14.097cm" svg:y="0.127cm">
          <draw:text-box>
            <text:p text:style-name="P5"><text:span text:style-name="T1">In this example, object 5 is not stored!</text:span></text:p>
          </draw:text-box>
        </draw:frame>
        <draw:connector draw:style-name="gr22" draw:text-style-name="P4" draw:layer="layout" draw:type="line" svg:x1="18.197cm" svg:y1="0.789cm" svg:x2="17.928cm" svg:y2="1.498cm" draw:start-shape="id15" svg:d="m18197 789-269 709" svg:viewBox="0 0 270 710">
          <text:p/>
        </draw:connector>
        <draw:frame draw:style-name="gr23" draw:text-style-name="P5" draw:layer="layout" svg:width="15.113cm" svg:height="2.356cm" svg:x="9.398cm" svg:y="8.382cm">
          <draw:text-box>
            <text:p text:style-name="P5"><text:span text:style-name="T4">Summary:</text:span></text:p>
            <text:list text:style-name="L2">
              <text:list-item>
                <text:p text:style-name="P5"><text:span text:style-name="T1">Shallow copies are made of the input (for nominal + systematic variations).</text:span></text:p>
              </text:list-item>
              <text:list-item>
                <text:p text:style-name="P5"><text:span text:style-name="T1">These are calibrated and the object selection is applied.</text:span></text:p>
              </text:list-item>
              <text:list-item>
                <text:p text:style-name="P5"><text:span text:style-name="T1">For the nominal output, new memory allocations are made based on selected objects (across variations).</text:span></text:p>
              </text:list-item>
            </text:list>
          </draw:text-box>
        </draw:frame>
        <draw:custom-shape draw:style-name="gr20" draw:text-style-name="P2" draw:layer="Layout" svg:width="0.404cm" svg:height="0.4cm" svg:x="0.231cm" svg:y="10.395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2.987cm" svg:height="0.662cm" svg:x="0.635cm" svg:y="10.287cm">
          <draw:text-box>
            <text:p text:style-name="P4"><text:span text:style-name="T5">Pass selection</text:span></text:p>
          </draw:text-box>
        </draw:frame>
        <draw:frame draw:style-name="gr21" draw:text-style-name="P4" draw:layer="layout" svg:width="2.792cm" svg:height="0.662cm" svg:x="0.635cm" svg:y="10.895cm">
          <draw:text-box>
            <text:p text:style-name="P4"><text:span text:style-name="T5">Fail selection</text:span></text:p>
          </draw:text-box>
        </draw:frame>
      </draw:page>
      <draw:page draw:name="page4" draw:style-name="dp1" draw:master-page-name="Default">
        <draw:custom-shape draw:style-name="gr11" draw:text-style-name="P1" draw:layer="Layout" svg:width="14.986cm" svg:height="3.175cm" svg:x="9.398cm" svg:y="8.3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3.8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cm" svg:height="0.662cm" svg:x="0.113cm" svg:y="4.545cm">
          <draw:text-box>
            <text:p text:style-name="P3"><text:span text:style-name="T2">Nominal</text:span></text:p>
          </draw:text-box>
        </draw:frame>
        <draw:frame draw:style-name="gr3" draw:text-style-name="P3" draw:layer="layout" svg:width="3.937cm" svg:height="1.073cm" svg:x="0cm" svg:y="1.524cm">
          <draw:text-box>
            <text:p text:style-name="P3"><text:span text:style-name="T2">Input container</text:span></text:p>
            <text:p text:style-name="P3"><text:span text:style-name="T3">(can't be modified)</text:span></text:p>
          </draw:text-box>
        </draw:frame>
        <draw:custom-shape draw:style-name="gr12" draw:text-style-name="P2" draw:layer="Layout" svg:width="0.8cm" svg:height="0.8cm" svg:x="4.6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5.4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" draw:id="id16" draw:layer="Layout" svg:width="0.8cm" svg:height="0.8cm" svg:x="6.2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027cm" svg:y="1.4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8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4.3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4.3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4.3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6.227cm" svg:y="4.3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4.3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3" draw:id="id23" draw:layer="Layout" svg:width="0.8cm" svg:height="0.8cm" svg:x="7.827cm" svg:y="4.3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18" draw:id="id18" draw:layer="layout" svg:width="3.683cm" svg:height="1.073cm" svg:x="0.127cm" svg:y="9.271cm">
          <draw:text-box>
            <text:p text:style-name="P5"><text:span text:style-name="T1">Calibration + Selection applied:</text:span></text:p>
          </draw:text-box>
        </draw:frame>
        <draw:custom-shape draw:style-name="gr15" draw:text-style-name="P2" xml:id="id17" draw:id="id17" draw:layer="Layout" svg:width="5.6cm" svg:height="4cm" svg:x="3.427cm" svg:y="3.998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6.227cm" svg:y1="1.898cm" svg:x2="6.227cm" svg:y2="3.998cm" draw:start-shape="id16" draw:start-glue-point="3" draw:end-shape="id17" svg:d="m6227 1898v2100" svg:viewBox="0 0 1 2101">
          <text:p/>
        </draw:connector>
        <draw:connector draw:style-name="gr7" draw:text-style-name="P4" draw:layer="layout" draw:type="line" svg:x1="1.968cm" svg:y1="9.271cm" svg:x2="3.5cm" svg:y2="8.147cm" draw:start-shape="id18" draw:start-glue-point="0" svg:d="m1968 9271 1532-1124" svg:viewBox="0 0 1533 1125">
          <text:p/>
        </draw:connector>
        <draw:frame draw:style-name="gr3" draw:text-style-name="P5" draw:layer="layout" svg:width="5.6cm" svg:height="0.662cm" svg:x="3.683cm" svg:y="0.481cm">
          <draw:text-box>
            <text:p text:style-name="P5"><text:span text:style-name="T1">Objects (here 6 as example)</text:span></text:p>
          </draw:text-box>
        </draw:frame>
        <draw:frame draw:style-name="gr3" draw:text-style-name="P5" draw:layer="layout" svg:width="2.5cm" svg:height="1.073cm" svg:x="6.327cm" svg:y="2.6cm">
          <draw:text-box>
            <text:p text:style-name="P5"><text:span text:style-name="T1">Shallow</text:span></text:p>
            <text:p text:style-name="P5"><text:span text:style-name="T1">Copies</text:span></text:p>
          </draw:text-box>
        </draw:frame>
        <draw:custom-shape draw:style-name="gr16" draw:text-style-name="P2" draw:layer="Layout" svg:width="0.404cm" svg:height="0.4cm" svg:x="0.231cm" svg:y="11.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5.5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4.627cm" svg:y="5.5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5.5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5.5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5.5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7.827cm" svg:y="5.5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6.7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6.7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6.7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6.7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22" draw:id="id22" draw:layer="Layout" svg:width="0.8cm" svg:height="0.8cm" svg:x="7.027cm" svg:y="6.7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7.827cm" svg:y="6.7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612cm" svg:height="2.306cm" svg:x="19.939cm" svg:y="1.397cm">
          <draw:text-box>
            <text:p text:style-name="P5"><text:span text:style-name="T2">Nominal output container</text:span><text:span text:style-name="T1"> – new memory allocation for each object. Stored in output xAOD.</text:span></text:p>
          </draw:text-box>
        </draw:frame>
        <draw:custom-shape draw:style-name="gr12" draw:text-style-name="P2" xml:id="id24" draw:id="id24" draw:layer="Layout" svg:width="0.8cm" svg:height="0.8cm" svg:x="14.7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5.5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9" draw:id="id19" draw:layer="Layout" svg:width="0.8cm" svg:height="0.8cm" svg:x="16.3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7.1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7.9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17" draw:text-style-name="P5" xml:id="id21" draw:id="id21" draw:layer="layout" svg:width="5.6cm" svg:height="2.44cm" svg:x="3.842cm" svg:y="9.158cm">
          <draw:text-box>
            <text:p text:style-name="P5"><text:span text:style-name="T1">In this example, object 5 doesn't pass the selection for nominal or any variation – it will not be stored!</text:span></text:p>
          </draw:text-box>
        </draw:frame>
        <draw:custom-shape draw:style-name="gr15" draw:text-style-name="P2" xml:id="id20" draw:id="id20" draw:layer="Layout" svg:width="4.8cm" svg:height="2.78cm" svg:x="14.327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16.727cm" svg:y1="2.298cm" svg:x2="16.727cm" svg:y2="5.218cm" draw:start-shape="id19" draw:start-glue-point="2" draw:end-shape="id20" draw:end-glue-point="0" svg:d="m16727 2298v2920" svg:viewBox="0 0 1 2921">
          <text:p/>
        </draw:connector>
        <draw:frame draw:style-name="gr3" draw:text-style-name="P5" draw:layer="layout" svg:width="2.5cm" svg:height="1.073cm" svg:x="16.652cm" svg:y="3.33cm">
          <draw:text-box>
            <text:p text:style-name="P5"><text:span text:style-name="T1">Shallow</text:span></text:p>
            <text:p text:style-name="P5"><text:span text:style-name="T1">Copies</text:span></text:p>
          </draw:text-box>
        </draw:frame>
        <draw:frame draw:style-name="gr8" draw:text-style-name="P5" draw:layer="layout" svg:width="2.794cm" svg:height="1.895cm" svg:x="0.127cm" svg:y="5.842cm">
          <draw:text-box>
            <text:p text:style-name="P5"><text:span text:style-name="T2">Systematic variations</text:span></text:p>
            <text:p text:style-name="P5"><text:span text:style-name="T1">(Here 2 as </text:span></text:p>
            <text:p text:style-name="P5"><text:span text:style-name="T1">example)</text:span></text:p>
          </draw:text-box>
        </draw:frame>
        <draw:custom-shape draw:style-name="gr18" draw:text-style-name="P6" draw:layer="Layout" svg:width="0.4cm" svg:height="2.2cm" svg:x="2.727cm" svg:y="5.598cm">
          <text:p/>
          <draw:enhanced-geometry svg:viewBox="0 0 21600 21600" draw:glue-points="21600 0 0 10800 21600 21600" draw:text-areas="13800 ?f9 21600 ?f10" draw:type="left-brace" draw:modifiers="1800 10451.61290322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draw:layer="Layout" svg:width="0.8cm" svg:height="0.8cm" svg:x="14.727cm" svg:y="5.5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5.527cm" svg:y="5.5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6.327cm" svg:y="5.5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8cm" svg:x="17.127cm" svg:y="5.5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7.927cm" svg:y="5.5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4.727cm" svg:y="6.7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8cm" svg:x="15.527cm" svg:y="6.7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6.327cm" svg:y="6.7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8cm" svg:x="17.127cm" svg:y="6.7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7.927cm" svg:y="6.7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6.642cm" svg:y1="9.158cm" svg:x2="7.427cm" svg:y2="7.598cm" draw:start-shape="id21" draw:start-glue-point="0" draw:end-shape="id22" draw:end-glue-point="2" svg:d="m6642 9158c0-1150 785-371 785-1560" svg:viewBox="0 0 786 1561">
          <text:p/>
        </draw:connector>
        <draw:connector draw:style-name="gr7" draw:text-style-name="P4" draw:layer="layout" draw:type="curve" svg:x1="8.627cm" svg:y1="4.798cm" svg:x2="14.727cm" svg:y2="1.898cm" draw:start-shape="id23" draw:start-glue-point="1" draw:end-shape="id24" draw:end-glue-point="3" svg:d="m8627 4798c4575 0 1525-2900 6100-2900" svg:viewBox="0 0 6101 2901">
          <text:p/>
        </draw:connector>
        <draw:frame draw:style-name="gr3" draw:text-style-name="P5" xml:id="id25" draw:id="id25" draw:layer="layout" svg:width="8.2cm" svg:height="0.662cm" svg:x="14.097cm" svg:y="0.127cm">
          <draw:text-box>
            <text:p text:style-name="P5"><text:span text:style-name="T1">In this example, object 5 is not stored!</text:span></text:p>
          </draw:text-box>
        </draw:frame>
        <draw:connector draw:style-name="gr22" draw:text-style-name="P4" draw:layer="layout" draw:type="line" svg:x1="18.197cm" svg:y1="0.789cm" svg:x2="17.928cm" svg:y2="1.498cm" draw:start-shape="id25" svg:d="m18197 789-269 709" svg:viewBox="0 0 270 710">
          <text:p/>
        </draw:connector>
        <draw:frame draw:style-name="gr26" draw:text-style-name="P5" draw:layer="layout" svg:width="15.113cm" svg:height="2.767cm" svg:x="9.398cm" svg:y="8.382cm">
          <draw:text-box>
            <text:p text:style-name="P5"><text:span text:style-name="T4">Summary:</text:span></text:p>
            <text:list text:style-name="L2">
              <text:list-item>
                <text:p text:style-name="P5"><text:span text:style-name="T1">Shallow copies are made of the input (for nominal + systematic variations).</text:span></text:p>
              </text:list-item>
              <text:list-item>
                <text:p text:style-name="P5"><text:span text:style-name="T1">These are calibrated and the object selection is applied.</text:span></text:p>
              </text:list-item>
              <text:list-item>
                <text:p text:style-name="P5"><text:span text:style-name="T1">For the nominal output, new memory allocations are made based on selected objects (across variations).</text:span></text:p>
              </text:list-item>
              <text:list-item>
                <text:p text:style-name="P5"><text:span text:style-name="T1">For the systematic variations, shallow copies are made of the nominal output.</text:span></text:p>
              </text:list-item>
            </text:list>
          </draw:text-box>
        </draw:frame>
        <draw:frame draw:style-name="gr27" draw:text-style-name="P5" draw:layer="layout" svg:width="5.018cm" svg:height="1.585cm" svg:x="19.909cm" svg:y="5.713cm">
          <draw:text-box>
            <text:p text:style-name="P5"><text:span text:style-name="T2">Systematic variations</text:span></text:p>
            <text:p text:style-name="P5"><text:span text:style-name="T2">output containers. </text:span><text:span text:style-name="T3">Stored in output xAOD.</text:span></text:p>
          </draw:text-box>
        </draw:frame>
        <draw:custom-shape draw:style-name="gr18" draw:text-style-name="P6" draw:layer="Layout" svg:width="0.4cm" svg:height="2.2cm" svg:x="19.327cm" svg:y="5.4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" draw:layer="Layout" svg:width="0.404cm" svg:height="0.4cm" svg:x="0.231cm" svg:y="10.395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2.987cm" svg:height="0.662cm" svg:x="0.635cm" svg:y="10.287cm">
          <draw:text-box>
            <text:p text:style-name="P4"><text:span text:style-name="T5">Pass selection</text:span></text:p>
          </draw:text-box>
        </draw:frame>
        <draw:frame draw:style-name="gr21" draw:text-style-name="P4" draw:layer="layout" svg:width="2.792cm" svg:height="0.662cm" svg:x="0.635cm" svg:y="10.895cm">
          <draw:text-box>
            <text:p text:style-name="P4"><text:span text:style-name="T5">Fail selection</text:span></text:p>
          </draw:text-box>
        </draw:frame>
      </draw:page>
      <draw:page draw:name="page5" draw:style-name="dp1" draw:master-page-name="Default">
        <draw:custom-shape draw:style-name="gr11" draw:text-style-name="P1" draw:layer="Layout" svg:width="14.986cm" svg:height="3.175cm" svg:x="9.398cm" svg:y="8.3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3.8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cm" svg:height="0.662cm" svg:x="0.113cm" svg:y="4.545cm">
          <draw:text-box>
            <text:p text:style-name="P3"><text:span text:style-name="T2">Nominal</text:span></text:p>
          </draw:text-box>
        </draw:frame>
        <draw:frame draw:style-name="gr3" draw:text-style-name="P3" draw:layer="layout" svg:width="3.937cm" svg:height="1.073cm" svg:x="0cm" svg:y="1.524cm">
          <draw:text-box>
            <text:p text:style-name="P3"><text:span text:style-name="T2">Input container</text:span></text:p>
            <text:p text:style-name="P3"><text:span text:style-name="T3">(can't be modified)</text:span></text:p>
          </draw:text-box>
        </draw:frame>
        <draw:custom-shape draw:style-name="gr12" draw:text-style-name="P2" draw:layer="Layout" svg:width="0.8cm" svg:height="0.8cm" svg:x="4.6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5.4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6" draw:id="id26" draw:layer="Layout" svg:width="0.8cm" svg:height="0.8cm" svg:x="6.2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027cm" svg:y="1.4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7.8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4.3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4.3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4.3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6.227cm" svg:y="4.3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4.3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3" draw:id="id33" draw:layer="Layout" svg:width="0.8cm" svg:height="0.8cm" svg:x="7.827cm" svg:y="4.3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5" xml:id="id28" draw:id="id28" draw:layer="layout" svg:width="3.683cm" svg:height="1.073cm" svg:x="0.127cm" svg:y="9.271cm">
          <draw:text-box>
            <text:p text:style-name="P5"><text:span text:style-name="T1">Calibration + Selection applied:</text:span></text:p>
          </draw:text-box>
        </draw:frame>
        <draw:custom-shape draw:style-name="gr15" draw:text-style-name="P2" xml:id="id27" draw:id="id27" draw:layer="Layout" svg:width="5.6cm" svg:height="4cm" svg:x="3.427cm" svg:y="3.998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6.227cm" svg:y1="1.898cm" svg:x2="6.227cm" svg:y2="3.998cm" draw:start-shape="id26" draw:start-glue-point="3" draw:end-shape="id27" svg:d="m6227 1898v2100" svg:viewBox="0 0 1 2101">
          <text:p/>
        </draw:connector>
        <draw:connector draw:style-name="gr7" draw:text-style-name="P4" draw:layer="layout" draw:type="line" svg:x1="1.968cm" svg:y1="9.271cm" svg:x2="3.5cm" svg:y2="8.147cm" draw:start-shape="id28" draw:start-glue-point="0" svg:d="m1968 9271 1532-1124" svg:viewBox="0 0 1533 1125">
          <text:p/>
        </draw:connector>
        <draw:frame draw:style-name="gr3" draw:text-style-name="P5" draw:layer="layout" svg:width="5.6cm" svg:height="0.662cm" svg:x="3.683cm" svg:y="0.481cm">
          <draw:text-box>
            <text:p text:style-name="P5"><text:span text:style-name="T1">Objects (here 6 as example)</text:span></text:p>
          </draw:text-box>
        </draw:frame>
        <draw:frame draw:style-name="gr3" draw:text-style-name="P5" draw:layer="layout" svg:width="2.5cm" svg:height="1.073cm" svg:x="6.327cm" svg:y="2.6cm">
          <draw:text-box>
            <text:p text:style-name="P5"><text:span text:style-name="T1">Shallow</text:span></text:p>
            <text:p text:style-name="P5"><text:span text:style-name="T1">Copies</text:span></text:p>
          </draw:text-box>
        </draw:frame>
        <draw:custom-shape draw:style-name="gr16" draw:text-style-name="P2" draw:layer="Layout" svg:width="0.404cm" svg:height="0.4cm" svg:x="0.231cm" svg:y="11.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5.5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4.627cm" svg:y="5.5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5.5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5.5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7.027cm" svg:y="5.5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5" draw:id="id35" draw:layer="Layout" svg:width="0.8cm" svg:height="0.8cm" svg:x="7.827cm" svg:y="5.5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3.827cm" svg:y="6.7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4.627cm" svg:y="6.7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8cm" svg:height="0.8cm" svg:x="5.427cm" svg:y="6.7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8cm" svg:height="0.8cm" svg:x="6.227cm" svg:y="6.7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32" draw:id="id32" draw:layer="Layout" svg:width="0.8cm" svg:height="0.8cm" svg:x="7.027cm" svg:y="6.79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7" draw:id="id37" draw:layer="Layout" svg:width="0.8cm" svg:height="0.8cm" svg:x="7.827cm" svg:y="6.7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612cm" svg:height="2.306cm" svg:x="19.939cm" svg:y="1.397cm">
          <draw:text-box>
            <text:p text:style-name="P5"><text:span text:style-name="T2">Nominal output container</text:span><text:span text:style-name="T1"> – new memory allocation for each object. Stored in output xAOD.</text:span></text:p>
          </draw:text-box>
        </draw:frame>
        <draw:custom-shape draw:style-name="gr12" draw:text-style-name="P2" xml:id="id34" draw:id="id34" draw:layer="Layout" svg:width="0.8cm" svg:height="0.8cm" svg:x="14.727cm" svg:y="1.4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5.527cm" svg:y="1.4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29" draw:id="id29" draw:layer="Layout" svg:width="0.8cm" svg:height="0.8cm" svg:x="16.327cm" svg:y="1.4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7.127cm" svg:y="1.4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8cm" svg:height="0.8cm" svg:x="17.927cm" svg:y="1.4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frame draw:style-name="gr17" draw:text-style-name="P5" xml:id="id31" draw:id="id31" draw:layer="layout" svg:width="5.6cm" svg:height="2.44cm" svg:x="3.842cm" svg:y="9.158cm">
          <draw:text-box>
            <text:p text:style-name="P5"><text:span text:style-name="T1">In this example, object 5 doesn't pass the selection for nominal or any variation – it will not be stored!</text:span></text:p>
          </draw:text-box>
        </draw:frame>
        <draw:custom-shape draw:style-name="gr15" draw:text-style-name="P2" xml:id="id30" draw:id="id30" draw:layer="Layout" svg:width="4.8cm" svg:height="2.78cm" svg:x="14.327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line" svg:x1="16.727cm" svg:y1="2.298cm" svg:x2="16.727cm" svg:y2="5.218cm" draw:start-shape="id29" draw:start-glue-point="2" draw:end-shape="id30" draw:end-glue-point="0" svg:d="m16727 2298v2920" svg:viewBox="0 0 1 2921">
          <text:p/>
        </draw:connector>
        <draw:frame draw:style-name="gr3" draw:text-style-name="P5" draw:layer="layout" svg:width="2.5cm" svg:height="1.073cm" svg:x="16.652cm" svg:y="3.33cm">
          <draw:text-box>
            <text:p text:style-name="P5"><text:span text:style-name="T1">Shallow</text:span></text:p>
            <text:p text:style-name="P5"><text:span text:style-name="T1">Copies</text:span></text:p>
          </draw:text-box>
        </draw:frame>
        <draw:frame draw:style-name="gr8" draw:text-style-name="P5" draw:layer="layout" svg:width="2.794cm" svg:height="1.895cm" svg:x="0.127cm" svg:y="5.842cm">
          <draw:text-box>
            <text:p text:style-name="P5"><text:span text:style-name="T2">Systematic variations</text:span></text:p>
            <text:p text:style-name="P5"><text:span text:style-name="T1">(Here 2 as </text:span></text:p>
            <text:p text:style-name="P5"><text:span text:style-name="T1">example)</text:span></text:p>
          </draw:text-box>
        </draw:frame>
        <draw:custom-shape draw:style-name="gr18" draw:text-style-name="P6" draw:layer="Layout" svg:width="0.4cm" svg:height="2.2cm" svg:x="2.727cm" svg:y="5.598cm">
          <text:p/>
          <draw:enhanced-geometry svg:viewBox="0 0 21600 21600" draw:glue-points="21600 0 0 10800 21600 21600" draw:text-areas="13800 ?f9 21600 ?f10" draw:type="left-brace" draw:modifiers="1800 10451.612903225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2" xml:id="id36" draw:id="id36" draw:layer="Layout" svg:width="0.8cm" svg:height="0.8cm" svg:x="14.727cm" svg:y="5.5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5.527cm" svg:y="5.5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6.327cm" svg:y="5.5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8cm" svg:x="17.127cm" svg:y="5.5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7.927cm" svg:y="5.5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38" draw:id="id38" draw:layer="Layout" svg:width="0.8cm" svg:height="0.8cm" svg:x="14.727cm" svg:y="6.798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8cm" svg:x="15.527cm" svg:y="6.798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6.327cm" svg:y="6.79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0.8cm" svg:height="0.8cm" svg:x="17.127cm" svg:y="6.798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0.8cm" svg:height="0.8cm" svg:x="17.927cm" svg:y="6.798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curve" svg:x1="6.642cm" svg:y1="9.158cm" svg:x2="7.427cm" svg:y2="7.598cm" draw:start-shape="id31" draw:start-glue-point="0" draw:end-shape="id32" draw:end-glue-point="2" svg:d="m6642 9158c0-1150 785-371 785-1560" svg:viewBox="0 0 786 1561">
          <text:p/>
        </draw:connector>
        <draw:connector draw:style-name="gr7" draw:text-style-name="P4" draw:layer="layout" draw:type="curve" svg:x1="8.627cm" svg:y1="4.798cm" svg:x2="14.727cm" svg:y2="1.898cm" draw:start-shape="id33" draw:start-glue-point="1" draw:end-shape="id34" draw:end-glue-point="3" svg:d="m8627 4798c4575 0 1525-2900 6100-2900" svg:viewBox="0 0 6101 2901">
          <text:p/>
        </draw:connector>
        <draw:connector draw:style-name="gr7" draw:text-style-name="P4" draw:layer="layout" draw:type="curve" svg:x1="8.627cm" svg:y1="5.998cm" svg:x2="14.727cm" svg:y2="5.998cm" draw:start-shape="id35" draw:start-glue-point="1" draw:end-shape="id36" draw:end-glue-point="3" svg:d="m8627 5998h6100" svg:viewBox="0 0 6101 1">
          <text:p/>
        </draw:connector>
        <draw:connector draw:style-name="gr7" draw:text-style-name="P4" draw:layer="layout" draw:type="curve" svg:x1="8.627cm" svg:y1="7.198cm" svg:x2="14.727cm" svg:y2="7.198cm" draw:start-shape="id37" draw:start-glue-point="1" draw:end-shape="id38" draw:end-glue-point="3" svg:d="m8627 7198h6100" svg:viewBox="0 0 6101 1">
          <text:p/>
        </draw:connector>
        <draw:frame draw:style-name="gr3" draw:text-style-name="P5" xml:id="id39" draw:id="id39" draw:layer="layout" svg:width="8.2cm" svg:height="0.662cm" svg:x="14.097cm" svg:y="0.127cm">
          <draw:text-box>
            <text:p text:style-name="P5"><text:span text:style-name="T1">In this example, object 5 is not stored!</text:span></text:p>
          </draw:text-box>
        </draw:frame>
        <draw:connector draw:style-name="gr22" draw:text-style-name="P4" draw:layer="layout" draw:type="line" svg:x1="18.197cm" svg:y1="0.789cm" svg:x2="17.928cm" svg:y2="1.498cm" draw:start-shape="id39" svg:d="m18197 789-269 709" svg:viewBox="0 0 270 710">
          <text:p/>
        </draw:connector>
        <draw:frame draw:style-name="gr28" draw:text-style-name="P5" draw:layer="layout" svg:width="3.385cm" svg:height="1.073cm" svg:x="10.242cm" svg:y="4.628cm">
          <draw:text-box>
            <text:p text:style-name="P5"><text:span text:style-name="T1">Properties are copied across</text:span></text:p>
          </draw:text-box>
        </draw:frame>
        <draw:frame draw:style-name="gr29" draw:text-style-name="P5" draw:layer="layout" svg:width="15.113cm" svg:height="3.178cm" svg:x="9.398cm" svg:y="8.382cm">
          <draw:text-box>
            <text:p text:style-name="P5"><text:span text:style-name="T4">Summary:</text:span></text:p>
            <text:list text:style-name="L2">
              <text:list-item>
                <text:p text:style-name="P5"><text:span text:style-name="T1">Shallow copies are made of the input (for nominal + systematic variations).</text:span></text:p>
              </text:list-item>
              <text:list-item>
                <text:p text:style-name="P5"><text:span text:style-name="T1">These are calibrated and the object selection is applied.</text:span></text:p>
              </text:list-item>
              <text:list-item>
                <text:p text:style-name="P5"><text:span text:style-name="T1">For the nominal output, new memory allocations are made based on selected objects (across variations).</text:span></text:p>
              </text:list-item>
              <text:list-item>
                <text:p text:style-name="P5"><text:span text:style-name="T1">For the systematic variations, shallow copies are made of the nominal output.</text:span></text:p>
              </text:list-item>
              <text:list-item>
                <text:p text:style-name="P5"><text:span text:style-name="T1">Properties are copied from calibrated shallow copies to output containers.</text:span></text:p>
              </text:list-item>
            </text:list>
          </draw:text-box>
        </draw:frame>
        <draw:frame draw:style-name="gr27" draw:text-style-name="P5" draw:layer="layout" svg:width="5.018cm" svg:height="1.585cm" svg:x="19.909cm" svg:y="5.713cm">
          <draw:text-box>
            <text:p text:style-name="P5"><text:span text:style-name="T2">Systematic variations</text:span></text:p>
            <text:p text:style-name="P5"><text:span text:style-name="T2">output containers. </text:span><text:span text:style-name="T3">Stored in output xAOD.</text:span></text:p>
          </draw:text-box>
        </draw:frame>
        <draw:custom-shape draw:style-name="gr18" draw:text-style-name="P6" draw:layer="Layout" svg:width="0.4cm" svg:height="2.2cm" svg:x="19.327cm" svg:y="5.4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2" draw:layer="Layout" svg:width="0.404cm" svg:height="0.4cm" svg:x="0.231cm" svg:y="10.395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2.987cm" svg:height="0.662cm" svg:x="0.635cm" svg:y="10.287cm">
          <draw:text-box>
            <text:p text:style-name="P4"><text:span text:style-name="T5">Pass selection</text:span></text:p>
          </draw:text-box>
        </draw:frame>
        <draw:frame draw:style-name="gr21" draw:text-style-name="P4" draw:layer="layout" svg:width="2.792cm" svg:height="0.662cm" svg:x="0.635cm" svg:y="10.895cm">
          <draw:text-box>
            <text:p text:style-name="P4"><text:span text:style-name="T5">Fail sele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4.765cm" fo:page-height="11.8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4T17:34:41</meta:creation-date>
    <dc:date>2015-02-14T17:55:15</dc:date>
    <dc:creator>Daniel Buescher</dc:creator>
    <meta:editing-duration>PT17M19S</meta:editing-duration>
    <meta:editing-cycles>8</meta:editing-cycles>
    <meta:generator>LibreOffice/4.0.4.2$Linux_X86_64 LibreOffice_project/400m0$Build-2</meta:generator>
    <meta:document-statistic meta:object-count="262"/>
  </office:meta>
</office:document-meta>
</file>